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Akapitzlistą" style:family="paragraph">
      <style:paragraph-properties fo:margin-left="0.1972in" fo:text-indent="-0.1972in">
        <style:tab-stops/>
      </style:paragraph-properties>
    </style:style>
    <style:style style:name="P3" style:parent-style-name="Akapitzlistą" style:family="paragraph">
      <style:paragraph-properties fo:margin-left="0.1972in" fo:text-indent="-0.1972in">
        <style:tab-stops/>
      </style:paragraph-properties>
    </style:style>
    <style:style style:name="P4" style:parent-style-name="Akapitzlistą" style:family="paragraph">
      <style:paragraph-properties fo:margin-left="0.1972in" fo:text-indent="-0.1972in">
        <style:tab-stops/>
      </style:paragraph-properties>
    </style:style>
    <style:style style:name="P5" style:parent-style-name="Akapitzlistą" style:family="paragraph">
      <style:paragraph-properties fo:margin-left="0.1972in" fo:text-indent="-0.1972in">
        <style:tab-stops/>
      </style:paragraph-properties>
    </style:style>
  </office:automatic-styles>
  <office:body>
    <office:text text:use-soft-page-breaks="true">
      <text:h text:style-name="P1" text:outline-level="1">Realizacja tematu „Wprowadzenie do algorytmów” – porządek działań</text:h>
      <text:list text:style-name="LFO1" text:continue-numbering="true">
        <text:list-item>
          <text:p text:style-name="P2">Lekcja 1 – teoretyczne wprowadzenie w temat – opis algorytmu, przykłady algorytmów, instrukcji<text:s/>warunkowej, pętla – istota i przykłady.<text:line-break/>Zadanie domowe: opis własnego algorytmu</text:p>
        </text:list-item>
        <text:list-item>
          <text:p text:style-name="P3">Lekcja 2<text:s/>– praktyczne działania – zadania 1-5,6,7-8,<text:s/>9<text:s/>(opcjonalnie)<text:s/><text:s/>labiryntu</text:p>
        </text:list-item>
        <text:list-item>
          <text:p text:style-name="P4">Lekcja 3 –praktyczne działania -<text:s/>metoda lewej ręki – zastosowanie do zadania labirynt 10<text:line-break/>Zadanie domowe: dokończenie zadania 10</text:p>
        </text:list-item>
        <text:list-item>
          <text:p text:style-name="P5">Lekcja 4 – ewaluacja – zadanie labirynt z kluczem, wymuszające zastosowanie metody prawej ręk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32:00Z</meta:creation-date>
    <dc:date>2018-11-10T18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77" meta:character-count="543" meta:row-count="3" meta:non-whitespace-character-count="467"/>
  </office:meta>
</office:document-meta>
</file>